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2000000D00005AD900001BCD136A53A993044D0E.wmf" manifest:media-type="image/x-wmf"/>
  <manifest:file-entry manifest:full-path="Pictures/10000000000000C8000000A0763080B1B9EA300D.jpg" manifest:media-type="image/jpe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ohit Hindi" svg:font-family="'Lohit Hindi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Bookman" svg:font-family="Bookman, 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, 'Arial Unicode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color="#545472" style:font-name="Times New Roman" fo:language="eu" fo:country="ES" officeooo:paragraph-rsid="00074616" style:language-asian="zh" style:country-asian="CN" style:font-name-complex="Arial Unicode MS" style:language-complex="ar" style:country-complex="SA"/>
    </style:style>
    <style:style style:name="P2" style:family="paragraph" style:parent-style-name="Standard">
      <style:text-properties style:font-name="Times New Roman" fo:language="eu" fo:country="ES" fo:font-weight="bold" style:font-weight-asian="bold" style:font-weight-complex="bold"/>
    </style:style>
    <style:style style:name="P3" style:family="paragraph" style:parent-style-name="Standard">
      <style:text-properties style:font-name="Times New Roman" fo:language="eu" fo:country="ES" fo:font-weight="bold" officeooo:paragraph-rsid="00074616" style:language-asian="zh" style:country-asian="CN" style:font-weight-asian="bold" style:font-name-complex="Arial Unicode MS" style:language-complex="ar" style:country-complex="SA" style:font-weight-complex="bold"/>
    </style:style>
    <style:style style:name="P4" style:family="paragraph" style:parent-style-name="Standard">
      <style:text-properties style:font-name="Times New Roman" fo:language="eu" fo:country="ES" fo:font-style="italic" fo:font-weight="bold" officeooo:paragraph-rsid="00074616" style:language-asian="zh" style:country-asian="CN" style:font-style-asian="italic" style:font-weight-asian="bold" style:font-name-complex="Tahoma" style:language-complex="ar" style:country-complex="SA" style:font-style-complex="italic" style:font-weight-complex="bold"/>
    </style:style>
    <style:style style:name="P5" style:family="paragraph" style:parent-style-name="Standard">
      <style:text-properties style:font-name="Times New Roman" fo:language="eu" fo:country="ES" fo:font-style="italic" fo:font-weight="bold" officeooo:paragraph-rsid="00074616" style:font-name-asian="Tahoma" style:language-asian="zh" style:country-asian="CN" style:font-style-asian="italic" style:font-weight-asian="bold" style:font-name-complex="Tahoma" style:language-complex="ar" style:country-complex="SA" style:font-style-complex="italic" style:font-weight-complex="bold"/>
    </style:style>
    <style:style style:name="P6" style:family="paragraph" style:parent-style-name="Standard">
      <style:text-properties style:font-name="Times New Roman" fo:language="eu" fo:country="ES" fo:font-style="italic" officeooo:paragraph-rsid="00074616" style:language-asian="zh" style:country-asian="CN" style:font-style-asian="italic" style:font-name-complex="Tahoma" style:language-complex="ar" style:country-complex="SA" style:font-style-complex="italic" text:display="none"/>
    </style:style>
    <style:style style:name="P7" style:family="paragraph" style:parent-style-name="Standard">
      <style:text-properties style:font-name="Times New Roman" fo:language="eu" fo:country="ES" fo:font-style="italic" officeooo:paragraph-rsid="00074616" style:language-asian="zh" style:country-asian="CN" style:font-style-asian="italic" style:font-name-complex="Tahoma" style:language-complex="ar" style:country-complex="SA" style:font-style-complex="italic"/>
    </style:style>
    <style:style style:name="P8" style:family="paragraph" style:parent-style-name="Standard">
      <style:text-properties style:font-name="Times New Roman" fo:language="eu" fo:country="ES" fo:font-style="italic" officeooo:rsid="00074616" officeooo:paragraph-rsid="00074616" style:language-asian="zh" style:country-asian="CN" style:font-style-asian="italic" style:font-name-complex="Tahoma" style:language-complex="ar" style:country-complex="SA" style:font-style-complex="italic"/>
    </style:style>
    <style:style style:name="P9" style:family="paragraph" style:parent-style-name="Standard">
      <style:text-properties style:font-name="Times New Roman" fo:language="eu" fo:country="ES" fo:font-style="italic" officeooo:paragraph-rsid="0009f4ea" style:language-asian="zh" style:country-asian="CN" style:font-style-asian="italic" style:font-name-complex="Tahoma" style:language-complex="ar" style:country-complex="SA" style:font-style-complex="italic"/>
    </style:style>
    <style:style style:name="P10" style:family="paragraph" style:parent-style-name="Standard">
      <style:text-properties style:font-name="Times New Roman" fo:language="eu" fo:country="ES" officeooo:paragraph-rsid="00074616" style:language-asian="zh" style:country-asian="CN" style:language-complex="ar" style:country-complex="SA"/>
    </style:style>
    <style:style style:name="P11" style:family="paragraph" style:parent-style-name="Standard">
      <style:text-properties style:font-name="Times New Roman" fo:language="eu" fo:country="ES" officeooo:paragraph-rsid="000ccbc8" style:language-asian="zh" style:country-asian="CN" style:language-complex="ar" style:country-complex="SA"/>
    </style:style>
    <style:style style:name="P12" style:family="paragraph" style:parent-style-name="Standard">
      <style:paragraph-properties fo:text-align="justify" style:justify-single-word="false"/>
      <style:text-properties style:font-name="Times New Roman" fo:language="eu" fo:country="ES" officeooo:paragraph-rsid="00074616" style:language-asian="zh" style:country-asian="CN" style:language-complex="ar" style:country-complex="SA"/>
    </style:style>
    <style:style style:name="P13" style:family="paragraph" style:parent-style-name="Standard">
      <style:paragraph-properties fo:text-align="justify" style:justify-single-word="false"/>
      <style:text-properties style:font-name="Times New Roman" fo:language="eu" fo:country="ES" officeooo:paragraph-rsid="000e6d6e" style:language-asian="zh" style:country-asian="CN" style:language-complex="ar" style:country-complex="SA"/>
    </style:style>
    <style:style style:name="P14" style:family="paragraph" style:parent-style-name="Standard">
      <style:text-properties style:font-name="Times New Roman" fo:language="eu" fo:country="ES" officeooo:paragraph-rsid="00074616" style:language-asian="zh" style:country-asian="CN" style:font-name-complex="Arial Unicode MS" style:language-complex="ar" style:country-complex="SA"/>
    </style:style>
    <style:style style:name="P15" style:family="paragraph" style:parent-style-name="Standard">
      <style:text-properties style:font-name="Times New Roman" fo:font-size="12pt" fo:language="eu" fo:country="ES" style:text-underline-style="solid" style:text-underline-width="auto" style:text-underline-color="font-color" fo:font-weight="normal" style:font-size-asian="12pt" style:font-weight-asian="normal" style:font-size-complex="12pt" style:font-weight-complex="normal"/>
    </style:style>
    <style:style style:name="P16" style:family="paragraph" style:parent-style-name="Standard">
      <style:text-properties style:font-name="Times New Roman" fo:font-size="16pt" fo:language="eu" fo:country="ES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P17" style:family="paragraph" style:parent-style-name="Standard">
      <style:text-properties style:font-name="Times New Roman" fo:font-size="16pt" fo:language="eu" fo:country="ES" style:text-underline-style="solid" style:text-underline-width="auto" style:text-underline-color="font-color" fo:font-weight="bold" officeooo:paragraph-rsid="00074616" style:font-size-asian="16pt" style:language-asian="zh" style:country-asian="CN" style:font-weight-asian="bold" style:font-name-complex="Tahoma" style:font-size-complex="16pt" style:language-complex="ar" style:country-complex="SA" style:font-weight-complex="bold"/>
    </style:style>
    <style:style style:name="P18" style:family="paragraph" style:parent-style-name="Standard">
      <style:text-properties style:font-name="Times New Roman" fo:font-size="16pt" fo:language="eu" fo:country="ES" style:text-underline-style="solid" style:text-underline-width="auto" style:text-underline-color="font-color" officeooo:paragraph-rsid="00074616" style:font-size-asian="16pt" style:language-asian="zh" style:country-asian="CN" style:font-name-complex="Tahoma" style:font-size-complex="16pt" style:language-complex="ar" style:country-complex="SA"/>
    </style:style>
    <style:style style:name="P19" style:family="paragraph" style:parent-style-name="Standard">
      <style:paragraph-properties>
        <style:tab-stops>
          <style:tab-stop style:position="0.778in"/>
        </style:tab-stops>
      </style:paragraph-properties>
      <style:text-properties style:font-name="Times New Roman" fo:font-size="18pt" fo:language="eu" fo:country="ES" style:text-underline-style="solid" style:text-underline-width="bold" style:text-underline-color="font-color" fo:font-weight="bold" officeooo:paragraph-rsid="00074616" style:font-size-asian="18pt" style:language-asian="zh" style:country-asian="CN" style:font-weight-asian="bold" style:font-name-complex="Tahoma" style:font-size-complex="12.5pt" style:language-complex="ar" style:country-complex="SA"/>
    </style:style>
    <style:style style:name="P20" style:family="paragraph" style:parent-style-name="Standard">
      <style:text-properties style:font-name="Times New Roman" fo:font-size="18pt" fo:language="eu" fo:country="ES" officeooo:paragraph-rsid="00074616" style:font-size-asian="18pt" style:language-asian="zh" style:country-asian="CN" style:font-name-complex="Tahoma" style:font-size-complex="12.5pt" style:language-complex="ar" style:country-complex="SA"/>
    </style:style>
    <style:style style:name="P21" style:family="paragraph" style:parent-style-name="Standard">
      <style:paragraph-properties>
        <style:tab-stops>
          <style:tab-stop style:position="0.778in"/>
        </style:tab-stops>
      </style:paragraph-properties>
      <style:text-properties style:font-name="Times New Roman" fo:font-size="18pt" fo:language="eu" fo:country="ES" style:text-underline-style="none" officeooo:paragraph-rsid="00074616" style:font-size-asian="18pt" style:language-asian="zh" style:country-asian="CN" style:font-name-complex="Tahoma" style:font-size-complex="12.5pt" style:language-complex="ar" style:country-complex="SA"/>
    </style:style>
    <style:style style:name="P22" style:family="paragraph" style:parent-style-name="Standard">
      <style:text-properties style:font-name="Times New Roman" fo:font-size="14pt" fo:language="eu" fo:country="ES" officeooo:paragraph-rsid="00074616" style:font-size-asian="14pt" style:language-asian="zh" style:country-asian="CN" style:font-name-complex="TakaoPGothic" style:font-size-complex="14pt" style:language-complex="ar" style:country-complex="SA"/>
    </style:style>
    <style:style style:name="P23" style:family="paragraph" style:parent-style-name="Standard">
      <style:text-properties style:font-name="Times New Roman" fo:font-size="14pt" fo:language="eu" fo:country="ES" officeooo:paragraph-rsid="00074616" style:font-size-asian="14pt" style:language-asian="zh" style:country-asian="CN" style:font-name-complex="TakaoPGothic" style:language-complex="ar" style:country-complex="SA"/>
    </style:style>
    <style:style style:name="P24" style:family="paragraph" style:parent-style-name="Standard">
      <style:text-properties style:font-name="Times New Roman" fo:font-size="14pt" fo:language="eu" fo:country="ES" officeooo:paragraph-rsid="00074616" style:font-size-asian="14pt" style:language-asian="zh" style:country-asian="CN" style:font-name-complex="Tahoma" style:language-complex="ar" style:country-complex="SA"/>
    </style:style>
    <style:style style:name="P25" style:family="paragraph" style:parent-style-name="Standard">
      <style:paragraph-properties fo:text-align="justify" style:justify-single-word="false"/>
      <style:text-properties style:font-name="Times New Roman" fo:font-size="14pt" fo:language="eu" fo:country="ES" officeooo:paragraph-rsid="00074616" style:font-size-asian="14pt" style:language-asian="zh" style:country-asian="CN" style:font-name-complex="Tahoma" style:language-complex="ar" style:country-complex="SA"/>
    </style:style>
    <style:style style:name="P26" style:family="paragraph" style:parent-style-name="Standard">
      <style:text-properties style:font-name="Times New Roman" fo:font-size="14pt" fo:language="eu" fo:country="ES" fo:font-style="italic" fo:font-weight="bold" officeooo:paragraph-rsid="00074616" style:font-size-asian="14pt" style:language-asian="zh" style:country-asian="CN" style:font-style-asian="italic" style:font-weight-asian="bold" style:font-name-complex="TakaoPGothic" style:font-size-complex="14pt" style:language-complex="ar" style:country-complex="SA" style:font-style-complex="italic" style:font-weight-complex="bold"/>
    </style:style>
    <style:style style:name="P27" style:family="paragraph" style:parent-style-name="Standard">
      <style:text-properties style:font-name="Times New Roman" fo:font-size="14pt" fo:language="eu" fo:country="ES" officeooo:paragraph-rsid="00074616" style:font-name-asian="TakaoPGothic" style:font-size-asian="14pt" style:language-asian="zh" style:country-asian="CN" style:font-name-complex="TakaoPGothic" style:language-complex="ar" style:country-complex="SA"/>
    </style:style>
    <style:style style:name="P28" style:family="paragraph" style:parent-style-name="Standard">
      <style:text-properties style:font-name="Times New Roman" fo:font-size="14pt" fo:language="eu" fo:country="ES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text-properties style:font-name="Times New Roman" fo:font-size="12.5pt" fo:language="eu" fo:country="ES" officeooo:paragraph-rsid="00074616" style:font-size-asian="12.5pt" style:language-asian="zh" style:country-asian="CN" style:font-name-complex="Tahoma" style:font-size-complex="12.5pt" style:language-complex="ar" style:country-complex="SA"/>
    </style:style>
    <style:style style:name="P30" style:family="paragraph" style:parent-style-name="Standard">
      <style:text-properties style:font-name="Times New Roman" fo:font-size="12.5pt" fo:language="eu" fo:country="ES" fo:font-weight="bold" officeooo:paragraph-rsid="00074616" style:font-size-asian="12.5pt" style:language-asian="zh" style:country-asian="CN" style:font-weight-asian="bold" style:font-name-complex="Tahoma" style:font-size-complex="12.5pt" style:language-complex="ar" style:country-complex="SA" style:font-weight-complex="bold"/>
    </style:style>
    <style:style style:name="P31" style:family="paragraph" style:parent-style-name="Standard">
      <style:text-properties style:font-name="Times New Roman" fo:font-size="12.5pt" fo:language="eu" fo:country="ES" fo:font-weight="bold" officeooo:paragraph-rsid="00074616" style:font-size-asian="12.5pt" style:language-asian="zh" style:country-asian="CN" style:font-weight-asian="bold" style:font-name-complex="Arial Unicode MS" style:font-size-complex="12.5pt" style:language-complex="ar" style:country-complex="SA" style:font-weight-complex="bold"/>
    </style:style>
    <style:style style:name="P32" style:family="paragraph" style:parent-style-name="Standard">
      <style:text-properties style:font-name="Times New Roman" fo:font-size="12.5pt" fo:language="eu" fo:country="ES" fo:font-style="italic" fo:font-weight="bold" officeooo:paragraph-rsid="00074616" style:font-size-asian="12.5pt" style:language-asian="zh" style:country-asian="CN" style:font-style-asian="italic" style:font-weight-asian="bold" style:font-name-complex="Tahoma" style:font-size-complex="12.5pt" style:language-complex="ar" style:country-complex="SA" style:font-style-complex="italic" style:font-weight-complex="bold"/>
    </style:style>
    <style:style style:name="P33" style:family="paragraph" style:parent-style-name="Standard">
      <style:paragraph-properties fo:margin-left="0.0102in" fo:margin-right="0in" fo:text-indent="0in" style:auto-text-indent="false"/>
      <style:text-properties style:font-name="Times New Roman" fo:font-size="12.5pt" fo:language="eu" fo:country="ES" fo:font-style="italic" fo:font-weight="bold" officeooo:paragraph-rsid="00074616" style:font-size-asian="12.5pt" style:language-asian="zh" style:country-asian="CN" style:font-style-asian="italic" style:font-weight-asian="bold" style:font-name-complex="Tahoma" style:font-size-complex="12.5pt" style:language-complex="ar" style:country-complex="SA" style:font-style-complex="italic" style:font-weight-complex="bold"/>
    </style:style>
    <style:style style:name="P34" style:family="paragraph" style:parent-style-name="Standard">
      <style:paragraph-properties fo:break-before="page"/>
      <style:text-properties style:font-name="Times New Roman" fo:font-size="16pt" fo:language="eu" fo:country="ES" style:text-underline-style="solid" style:text-underline-width="auto" style:text-underline-color="font-color" fo:font-weight="bold" officeooo:paragraph-rsid="00074616" style:font-size-asian="16pt" style:language-asian="zh" style:country-asian="CN" style:font-weight-asian="bold" style:font-name-complex="Tahoma" style:font-size-complex="16pt" style:language-complex="ar" style:country-complex="SA" style:font-weight-complex="bold"/>
    </style:style>
    <style:style style:name="P35" style:family="paragraph" style:parent-style-name="Standard">
      <style:paragraph-properties fo:margin-left="0.0102in" fo:margin-right="0in" fo:text-indent="-0.0209in" style:auto-text-indent="false"/>
      <style:text-properties style:font-name="Times New Roman" fo:font-size="12.5pt" fo:language="eu" fo:country="ES" fo:font-style="italic" fo:font-weight="bold" officeooo:paragraph-rsid="00074616" style:font-size-asian="12.5pt" style:language-asian="zh" style:country-asian="CN" style:font-style-asian="italic" style:font-weight-asian="bold" style:font-name-complex="Tahoma" style:font-size-complex="12.5pt" style:language-complex="ar" style:country-complex="SA" style:font-style-complex="italic" style:font-weight-complex="bold"/>
    </style:style>
    <style:style style:name="P36" style:family="paragraph" style:parent-style-name="Standard" style:master-page-name="">
      <style:paragraph-properties fo:text-align="center" style:justify-single-word="false" style:page-number="auto" fo:padding="0.0193in" fo:border="0.06pt solid #000000" style:shadow="none"/>
      <style:text-properties style:font-name="Times New Roman" fo:font-size="24pt" fo:language="eu" fo:country="ES" fo:font-weight="bold" style:font-name-asian="Arial" style:font-size-asian="24pt" style:font-weight-asian="bold" style:font-weight-complex="bold"/>
    </style:style>
    <style:style style:name="P37" style:family="paragraph" style:parent-style-name="Standard">
      <style:paragraph-properties fo:text-align="center" style:justify-single-word="false" fo:padding="0.0193in" fo:border="0.06pt solid #000000" style:shadow="none"/>
      <style:text-properties style:font-name="Times New Roman" fo:language="eu" fo:country="ES"/>
    </style:style>
    <style:style style:name="P38" style:family="paragraph" style:parent-style-name="introtema">
      <style:paragraph-properties fo:margin-left="0.9846in" fo:margin-right="0.9846in" fo:text-indent="0.0154in" style:auto-text-indent="false"/>
      <style:text-properties style:font-name="Times New Roman" fo:language="eu" fo:country="ES" fo:font-weight="bold" style:font-weight-asian="bold" style:font-weight-complex="bold"/>
    </style:style>
    <style:style style:name="P39" style:family="paragraph" style:parent-style-name="Standard" style:master-page-name="Standard">
      <style:paragraph-properties style:page-number="auto"/>
      <style:text-properties style:font-name="Times New Roman" fo:language="eu" fo:country="ES"/>
    </style:style>
    <style:style style:name="P40" style:family="paragraph" style:parent-style-name="Standard">
      <style:paragraph-properties fo:text-align="justify" style:justify-single-word="false"/>
      <style:text-properties fo:font-variant="normal" fo:text-transform="none" fo:color="#00ccff" style:font-name="Helvetica Neue" fo:font-size="10.5pt" fo:letter-spacing="normal" fo:font-style="normal" fo:font-weight="normal" officeooo:paragraph-rsid="00074616"/>
    </style:style>
    <style:style style:name="P41" style:family="paragraph" style:parent-style-name="Heading_20_1">
      <style:text-properties style:font-name="Times New Roman" fo:font-size="16pt" fo:language="eu" fo:country="ES" style:text-underline-style="solid" style:text-underline-width="auto" style:text-underline-color="font-color" officeooo:paragraph-rsid="00074616" style:font-size-asian="16pt" style:language-asian="zh" style:country-asian="CN" style:font-name-complex="Tahoma" style:font-size-complex="16pt" style:language-complex="ar" style:country-complex="SA"/>
    </style:style>
    <style:style style:name="P42" style:family="paragraph" style:parent-style-name="Heading_20_1">
      <style:text-properties style:font-name="Times New Roman" fo:font-size="16pt" fo:language="eu" fo:country="ES" officeooo:paragraph-rsid="00074616" style:font-size-asian="16pt" style:language-asian="zh" style:country-asian="CN" style:font-size-complex="16pt" style:language-complex="ar" style:country-complex="SA"/>
    </style:style>
    <style:style style:name="P43" style:family="paragraph" style:parent-style-name="Heading_20_1">
      <style:text-properties style:use-window-font-color="true" style:font-name="Times New Roman" fo:font-size="16pt" fo:language="eu" fo:country="ES" style:text-underline-style="solid" style:text-underline-width="auto" style:text-underline-color="font-color" fo:font-weight="bold" officeooo:paragraph-rsid="00074616" style:font-name-asian="Times New Roman" style:font-size-asian="16pt" style:language-asian="zh" style:country-asian="CN" style:font-weight-asian="bold" style:font-name-complex="Tahoma" style:font-size-complex="16pt" style:language-complex="ar" style:country-complex="SA" style:font-weight-complex="bold"/>
    </style:style>
    <style:style style:name="T1" style:family="text">
      <style:text-properties fo:font-style="italic" style:font-style-asian="italic" style:font-name-complex="Tahoma" style:font-style-complex="italic"/>
    </style:style>
    <style:style style:name="T2" style:family="text">
      <style:text-properties fo:font-style="italic" officeooo:rsid="00074616" style:font-style-asian="italic" style:font-name-complex="Tahoma" style:font-style-complex="italic"/>
    </style:style>
    <style:style style:name="T3" style:family="text">
      <style:text-properties fo:font-style="italic" officeooo:rsid="0007fe13" style:font-style-asian="italic" style:font-name-complex="Tahoma" style:font-style-complex="italic"/>
    </style:style>
    <style:style style:name="T4" style:family="text">
      <style:text-properties fo:font-style="italic" officeooo:rsid="0008a381" style:font-style-asian="italic" style:font-name-complex="Tahoma" style:font-style-complex="italic"/>
    </style:style>
    <style:style style:name="T5" style:family="text">
      <style:text-properties fo:font-style="italic" officeooo:rsid="0009f4ea" style:font-style-asian="italic" style:font-name-complex="Tahoma" style:font-style-complex="italic"/>
    </style:style>
    <style:style style:name="T6" style:family="text">
      <style:text-properties fo:font-style="italic" officeooo:rsid="000ccbc8" style:font-style-asian="italic" style:font-name-complex="Tahoma" style:font-style-complex="italic"/>
    </style:style>
    <style:style style:name="T7" style:family="text">
      <style:text-properties fo:font-style="italic" officeooo:rsid="0010f68a" style:font-style-asian="italic" style:font-name-complex="Tahoma" style:font-style-complex="italic"/>
    </style:style>
    <style:style style:name="T8" style:family="text">
      <style:text-properties fo:font-style="italic" fo:font-weight="bold" style:font-name-asian="Tahoma" style:font-style-asian="italic" style:font-weight-asian="bold" style:font-name-complex="Tahoma" style:font-style-complex="italic" style:font-weight-complex="bold"/>
    </style:style>
    <style:style style:name="T9" style:family="text">
      <style:text-properties fo:font-style="italic" fo:font-weight="bold" style:font-style-asian="italic" style:font-weight-asian="bold" style:font-name-complex="Tahoma" style:font-style-complex="italic" style:font-weight-complex="bold"/>
    </style:style>
    <style:style style:name="T10" style:family="text">
      <style:text-properties fo:font-style="italic" fo:font-weight="bold" officeooo:rsid="00074616" style:font-style-asian="italic" style:font-weight-asian="bold" style:font-name-complex="Tahoma" style:font-style-complex="italic" style:font-weight-complex="bold"/>
    </style:style>
    <style:style style:name="T11" style:family="text">
      <style:text-properties fo:font-style="italic" fo:font-weight="normal" style:font-style-asian="italic" style:font-weight-asian="normal" style:font-name-complex="Tahoma" style:font-style-complex="italic" style:font-weight-complex="normal"/>
    </style:style>
    <style:style style:name="T12" style:family="text">
      <style:text-properties fo:font-size="24pt" fo:font-weight="bold" style:font-name-asian="Arial" style:font-size-asian="24pt" style:font-weight-asian="bold" style:font-weight-complex="bold"/>
    </style:style>
    <style:style style:name="T13" style:family="text">
      <style:text-properties fo:font-size="24pt" fo:font-weight="bold" officeooo:rsid="00074616" style:font-name-asian="Arial" style:font-size-asian="24pt" style:font-weight-asian="bold" style:font-weight-complex="bold"/>
    </style:style>
    <style:style style:name="T14" style:family="text">
      <style:text-properties fo:font-size="24pt" fo:font-weight="bold" officeooo:rsid="000ccbc8" style:font-name-asian="Arial" style:font-size-asian="24pt" style:font-weight-asian="bold" style:font-weight-complex="bold"/>
    </style:style>
    <style:style style:name="T15" style:family="text">
      <style:text-properties officeooo:rsid="00074616"/>
    </style:style>
    <style:style style:name="T16" style:family="text">
      <style:text-properties style:text-position="super 58%" fo:font-style="italic" style:font-style-asian="italic" style:font-name-complex="Tahoma" style:font-style-complex="italic"/>
    </style:style>
    <style:style style:name="T17" style:family="text">
      <style:text-properties style:text-position="super 58%" style:font-name="Tahoma" fo:font-style="italic" officeooo:rsid="000ccbc8" style:font-style-asian="italic" style:font-name-complex="Tahoma" style:font-style-complex="italic"/>
    </style:style>
    <style:style style:name="T18" style:family="text">
      <style:text-properties style:font-name-complex="Arial Unicode MS"/>
    </style:style>
    <style:style style:name="T19" style:family="text">
      <style:text-properties style:font-name-complex="Wingdings"/>
    </style:style>
    <style:style style:name="T20" style:family="text">
      <style:text-properties officeooo:rsid="00074616" style:font-name-complex="Wingdings"/>
    </style:style>
    <style:style style:name="T21" style:family="text">
      <style:text-properties fo:font-size="12.5pt" fo:font-weight="bold" style:font-size-asian="12.5pt" style:font-weight-asian="bold" style:font-name-complex="Arial Unicode MS" style:font-size-complex="12.5pt" style:font-weight-complex="bold"/>
    </style:style>
    <style:style style:name="T22" style:family="text">
      <style:text-properties fo:font-size="12.5pt" fo:font-weight="bold" style:font-size-asian="12.5pt" style:font-weight-asian="bold" style:font-name-complex="Wingdings" style:font-size-complex="12.5pt" style:font-weight-complex="bold"/>
    </style:style>
    <style:style style:name="T23" style:family="text">
      <style:text-properties fo:font-size="12.5pt" fo:font-weight="bold" officeooo:rsid="00074616" style:font-size-asian="12.5pt" style:font-weight-asian="bold" style:font-name-complex="Wingdings" style:font-size-complex="12.5pt" style:font-weight-complex="bold"/>
    </style:style>
    <style:style style:name="T24" style:family="text">
      <style:text-properties fo:font-size="12.5pt" fo:font-weight="bold" style:font-name-asian="Arial Unicode MS" style:font-size-asian="12.5pt" style:font-weight-asian="bold" style:font-name-complex="Arial Unicode MS" style:font-size-complex="12.5pt" style:font-weight-complex="bold"/>
    </style:style>
    <style:style style:name="T25" style:family="text">
      <style:text-properties fo:font-size="12.5pt" fo:font-weight="normal" style:font-size-asian="12.5pt" style:font-weight-asian="normal" style:font-name-complex="Arial Unicode MS" style:font-size-complex="12.5pt" style:font-weight-complex="normal"/>
    </style:style>
    <style:style style:name="T26" style:family="text">
      <style:text-properties fo:font-size="14pt" style:font-size-asian="14pt" style:font-name-complex="Tahoma"/>
    </style:style>
    <style:style style:name="T27" style:family="text">
      <style:text-properties fo:font-size="14pt" officeooo:rsid="0008a381" style:font-size-asian="14pt" style:font-name-complex="Tahoma"/>
    </style:style>
    <style:style style:name="T28" style:family="text">
      <style:text-properties fo:font-size="14pt" officeooo:rsid="000e6d6e" style:font-size-asian="14pt" style:font-name-complex="Tahoma"/>
    </style:style>
    <style:style style:name="T29" style:family="text">
      <style:text-properties fo:font-size="14pt" officeooo:rsid="000f0242" style:font-size-asian="14pt" style:font-name-complex="Tahoma"/>
    </style:style>
    <style:style style:name="T30" style:family="text">
      <style:text-properties fo:font-size="14pt" fo:font-weight="bold" officeooo:rsid="000e6d6e" style:font-size-asian="14pt" style:font-weight-asian="bold" style:font-name-complex="Tahoma" style:font-weight-complex="bold"/>
    </style:style>
    <style:style style:name="T31" style:family="text">
      <style:text-properties style:text-underline-style="solid" style:text-underline-width="auto" style:text-underline-color="font-color" style:font-name-complex="Tahoma"/>
    </style:style>
    <style:style style:name="T32" style:family="text">
      <style:text-properties officeooo:rsid="0008a381"/>
    </style:style>
    <style:style style:name="T33" style:family="text">
      <style:text-properties style:font-name-asian="TakaoPGothic" style:font-name-complex="TakaoPGothic"/>
    </style:style>
    <style:style style:name="T34" style:family="text">
      <style:text-properties style:font-name="Tahoma" fo:font-style="italic" officeooo:rsid="000ccbc8" style:font-style-asian="italic" style:font-name-complex="Tahoma" style:font-style-complex="italic"/>
    </style:style>
    <style:style style:name="T35" style:family="text">
      <style:text-properties officeooo:rsid="000f0242"/>
    </style:style>
    <style:style style:name="T36" style:family="text">
      <style:text-properties officeooo:rsid="0010d308"/>
    </style:style>
    <style:style style:name="T37" style:family="text">
      <style:text-properties officeooo:rsid="0010f68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9"><text:tab/></text:p>
      <text:p text:style-name="P36">Oinarrizko Prog<text:span text:style-name="T15">ramazioa</text:span>. </text:p>
      <text:p text:style-name="P37"><text:span text:style-name="T13">4</text:span><text:span text:style-name="T12">. laborategia. Sekuentziak </text:span><text:span text:style-name="T14">(Adaz eta Pythonez)</text:span></text:p>
      <text:p text:style-name="P2"/>
      <text:p text:style-name="P2"/>
      <text:p text:style-name="P38">Izena:_______________________________Data:_________</text:p>
      <text:p text:style-name="P15"/>
      <text:p text:style-name="P28">Laborategi honetan sekuentziak landuko dira.</text:p>
      <text:p text:style-name="P16"/>
      <text:p text:style-name="P19">1. ariketa</text:p>
      <text:p text:style-name="P19"/>
      <text:p text:style-name="P22">10 zenbaki oso<text:span text:style-name="T35">ko</text:span>z osatutako sekuentzia bat edukita, sekuentzian dagoen lehenengo zenbaki bikoitia <text:span text:style-name="T15">eta berau aurkitzen den posizioa </text:span>inprimatzeko programa idatz ezazue.</text:p>
      <text:p text:style-name="P26"/>
      <text:p text:style-name="P4">1. Espezifikazioa</text:p>
      <text:p text:style-name="P10"><text:span text:style-name="T8"><text:s/></text:span><text:span text:style-name="T9">Sarrera: </text:span><text:span text:style-name="T11">10 zenbaki osoko sekuentzia</text:span></text:p>
      <text:p text:style-name="P10"><text:span text:style-name="T9">Aurre:</text:span><text:span text:style-name="T1"> sekuentzia 10 zenbakiz osatuta dago, ez bat gutxiago, ez bat gehiago.</text:span></text:p>
      <text:p text:style-name="P6"/>
      <text:p text:style-name="P10"><text:span text:style-name="T9">Irteera:</text:span><text:span text:style-name="T1"> zenbaki osoko b</text:span><text:span text:style-name="T2">i</text:span></text:p>
      <text:p text:style-name="P10"><text:span text:style-name="T9">Post:</text:span><text:span text:style-name="T1"> balioa</text:span><text:span text:style-name="T2">1 zerrendako lehenengo zenbaki bikoitia izango da eta balioa2 bera aurkitzen den posizioa. Balioa2 zenbakiak 0 balioa izango du baldin eta zerrendan ez badago zenbaki bikoitirik.</text:span></text:p>
      <text:p text:style-name="P29"/>
      <text:p text:style-name="P30">2. Proba kasuak</text:p>
      <text:p text:style-name="P30"/>
      <text:p text:style-name="P30"/>
      <text:p text:style-name="P30"/>
      <text:p text:style-name="P30">3. Algoritmoa</text:p>
      <text:p text:style-name="P30"/>
      <text:p text:style-name="P30"/>
      <text:p text:style-name="P30"/>
      <text:p text:style-name="P30"/>
      <text:p text:style-name="P33">4. Simulazioa</text:p>
      <text:p text:style-name="P19"/>
      <text:p text:style-name="P32"/>
      <text:p text:style-name="P20"/>
      <text:p text:style-name="P20"><text:soft-page-break/></text:p>
      <text:p text:style-name="P34">2. ariketa</text:p>
      <text:p text:style-name="P22"/>
      <text:p text:style-name="P22">10 zenbaki oso<text:span text:style-name="T35">ko</text:span>z osatutako sekuentzia bat edukita, sekuentziako elementu <text:span text:style-name="T15">guzti</text:span>ak goranzko ordena jarraitzen duten ala ez esango digun algoritmoa idatz ezazue. </text:p>
      <text:p text:style-name="P26"/>
      <text:p text:style-name="P4">1. Espezifikazioa</text:p>
      <text:p text:style-name="P10"><text:span text:style-name="T8"><text:s/></text:span><text:span text:style-name="T9">Sarrera: </text:span><text:span text:style-name="T11">10 zenbaki osoko sekuentzia</text:span></text:p>
      <text:p text:style-name="P10"><text:span text:style-name="T9">Aurre:</text:span><text:span text:style-name="T1"> sekuentzia 10 zenbakiz osatuta dago, ez bat gutxiago, ez bat gehiago.</text:span></text:p>
      <text:p text:style-name="P6"/>
      <text:p text:style-name="P10"><text:span text:style-name="T9">Irteera:</text:span><text:span text:style-name="T1"> Mezu bat</text:span></text:p>
      <text:p text:style-name="P10"><text:span text:style-name="T9">Post:</text:span><text:span text:style-name="T1"> </text:span><text:span text:style-name="T2">Pantailan </text:span><text:span text:style-name="T1">“</text:span><text:span text:style-name="T2">sekuentzia gorakorra” idatziko da baldin eta </text:span><text:span text:style-name="T1">elementu </text:span><text:span text:style-name="T10">guztiak</text:span><text:span text:style-name="T1"> goranzko ordena jarraitzen </text:span><text:span text:style-name="T2">ba</text:span><text:span text:style-name="T1">dute, </text:span><text:span text:style-name="T2">bestela “sekuentzia gorakorra EZ” idatziko da</text:span></text:p>
      <text:p text:style-name="P8"/>
      <text:p text:style-name="P30">2. Proba kasuak</text:p>
      <text:p text:style-name="P10"><text:span text:style-name="T18">1, 2, 5, 7, 8, 9, 10, 12, 25, 67 <text:s/></text:span><text:span text:style-name="T19">→</text:span><text:span text:style-name="T20"> </text:span><text:span text:style-name="T18"><text:s/>Bai, goranzko ordena jarraitzen du</text:span></text:p>
      <text:p text:style-name="P10"><text:span text:style-name="T25">1, 2, 5,7, 8, 9, 10, 12, 25, 3</text:span><text:span text:style-name="T21"> <text:s text:c="2"/></text:span><text:span text:style-name="T22">→</text:span><text:span text:style-name="T23"> </text:span><text:span text:style-name="T18"><text:s/>Ez, ez du goranzko ordena jarraitzen</text:span></text:p>
      <text:p text:style-name="P10"><text:span text:style-name="T24">…</text:span><text:span text:style-name="T21">....</text:span></text:p>
      <text:p text:style-name="P30"/>
      <text:p text:style-name="P30"/>
      <text:p text:style-name="P30">3. Algoritmoa</text:p>
      <text:p text:style-name="P30"/>
      <text:p text:style-name="P30"/>
      <text:p text:style-name="P30"/>
      <text:p text:style-name="P30"/>
      <text:p text:style-name="P32">4. Simulazioa</text:p>
      <text:p text:style-name="P3"/>
      <text:p text:style-name="P14"/>
      <text:p text:style-name="P10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4">3. ariketa</text:p>
      <text:p text:style-name="P4"/>
      <text:p text:style-name="P22">10 zenbaki oso<text:span text:style-name="T35">ko</text:span>z osatutako sekuentzia bat edukita, sekuentzian <text:s/>dauden elementuen artean, sekuentziako azken elementuagatik zatigarria<text:span text:style-name="T35">k</text:span> direnak inprimatzeko algoritmoa idatz ezazu. </text:p>
      <text:p text:style-name="P26"/>
      <text:p text:style-name="P4">1. Espezifikazioa</text:p>
      <text:p text:style-name="P10"><text:span text:style-name="T8"><text:s/></text:span><text:span text:style-name="T9">Sarrera: </text:span><text:span text:style-name="T11">10 zenbaki osoko sekuentzia</text:span></text:p>
      <text:p text:style-name="P10"><text:span text:style-name="T9">Aurre:</text:span><text:span text:style-name="T1"> sekuentzia 10 zenbakiz osatuta dago, ez bat gutxiago, ez bat gehiago.</text:span></text:p>
      <text:p text:style-name="P6"/>
      <text:p text:style-name="P10"><text:span text:style-name="T9">Irteera:</text:span><text:span text:style-name="T1"> Hainbat zenbaki osoko ala </text:span><text:span text:style-name="T3">ezer ez</text:span><text:span text:style-name="T1">.</text:span></text:p>
      <text:p text:style-name="P10"><text:span text:style-name="T9">Post:</text:span><text:span text:style-name="T1"> </text:span><text:span text:style-name="T3">irteerako zenbaki bakoitza / sekuentziako azken balioa, hondarra = 0 da.</text:span></text:p>
      <text:p text:style-name="P29"/>
      <text:p text:style-name="P30">2. Proba kasuak</text:p>
      <text:p text:style-name="P31"/>
      <text:p text:style-name="P30"/>
      <text:p text:style-name="P30">3. Algoritmoa</text:p>
      <text:p text:style-name="P30"/>
      <text:p text:style-name="P30"/>
      <text:p text:style-name="P30"/>
      <text:p text:style-name="P32">4. Simulazioa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17"><text:soft-page-break/>4. ariketa</text:p>
      <text:p text:style-name="P24"/>
      <text:p text:style-name="P23">Eskatu erabiltzaileari zenbaki osoko bat (balio &gt;0) eta irudika ezazu hurrengo grafikoa algoritmo bidez:</text:p>
      <text:p text:style-name="P24"/>
      <text:p text:style-name="P24">N=5 balitz</text:p>
      <text:p text:style-name="P24"/>
      <text:p text:style-name="P24"><text:tab/><text:tab/>*0000</text:p>
      <text:p text:style-name="P24"><text:tab/><text:tab/>**000</text:p>
      <text:p text:style-name="P24"><text:tab/><text:tab/>***00</text:p>
      <text:p text:style-name="P24"><text:tab/><text:tab/>****0</text:p>
      <text:p text:style-name="P24"><text:tab/><text:tab/>*****</text:p>
      <text:p text:style-name="P10"/>
      <text:list xml:id="list6913824468693770372" text:style-name="WW8Num1">
        <text:list-item>
          <text:h text:style-name="P41" text:outline-level="1">5. ariketa</text:h>
        </text:list-item>
      </text:list>
      <text:p text:style-name="P18"/>
      <text:p text:style-name="P13"><text:span text:style-name="T30">OHARRA: </text:span><text:span text:style-name="T28">Hemendik aurrera gure algoritmoak ADAz eta/edo Pythonez idatziko ditugu. </text:span></text:p>
      <text:p text:style-name="P13"/>
      <text:p text:style-name="P13"><text:span text:style-name="T26">Orain gure lehenengo programa egikarituko dugu programazio-lengoaia batean. Bertan beharko ditugun konpiladore eta interprete guztiak egongo dira (alegia, ADA </text:span><text:span text:style-name="T29">konpiladorea </text:span><text:span text:style-name="T26">eta Python interpretea). Programatzeko erabiliko dugun testuinguru grafikoa ere bertan egongo da (eclipse IDE-a). Ala ere Pythonez programatzeko CodeSkultor erabiltzea </text:span><text:span text:style-name="T27">errazena</text:span><text:span text:style-name="T26"> da, ez baita ins</text:span><text:span text:style-name="T27">t</text:span><text:span text:style-name="T26">alatu behar. Erabiltzeko joan hurrengo estekara </text:span><text:span text:style-name="T28">(konprobatu Cisco VPN instalatuta duzula)</text:span><text:span text:style-name="T26">: </text:span></text:p>
      <text:p text:style-name="P12"/>
      <text:p text:style-name="P40"><text:bookmark text:name="yui_3_15_0_3_1475481967288_17667"/><text:bookmark text:name="yui_3_15_0_3_1475481967288_17666"/><text:bookmark text:name="yui_3_15_0_3_1475481967288_17668"/>http://www.codeskulptor.org/</text:p>
      <text:p text:style-name="P25"/>
      <text:p text:style-name="P25">kaixoMundua programa egikarituko dugu bai ADA-z eta Python-ez. <text:span text:style-name="T36">(“Kaixo mundua” mezua pantailan inprimatzen duen programa)</text:span></text:p>
      <text:p text:style-name="P25"/>
      <text:p text:style-name="P24"/>
      <text:p text:style-name="P27"><text:s/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list xml:id="list125902041389190" text:continue-numbering="true" text:style-name="WW8Num1">
        <text:list-item>
          <text:h text:style-name="P43" text:outline-level="1"><text:soft-page-break/>6. ariketa</text:h>
        </text:list-item>
      </text:list>
      <text:p text:style-name="P24"/>
      <text:p text:style-name="P24">Erabiltzaileari &gt;0 den zenbaki oso bat eskatuko dion programa bat idatziko dugu. Programa horren helburua, erabiltzaileak sartutako zenbakiak zenbat <text:span text:style-name="T37">digitu bakoiti</text:span> dituen <text:span text:style-name="T32">kalkulatzea</text:span> izan<text:span text:style-name="T32">g</text:span>o da. </text:p>
      <text:p text:style-name="P24"/>
      <text:p text:style-name="P4">1. Espezifikazioa</text:p>
      <text:p text:style-name="P5"><text:s/></text:p>
      <text:p text:style-name="P10"><text:span text:style-name="T9">Sarrera</text:span><text:span text:style-name="T1"> </text:span><text:span text:style-name="T9">:</text:span><text:span text:style-name="T1"> zenbaki bat</text:span></text:p>
      <text:p text:style-name="P10"><text:span text:style-name="T9">Aurre:</text:span><text:span text:style-name="T1"> zenbaki oso bat &gt;0</text:span></text:p>
      <text:p text:style-name="P6"/>
      <text:p text:style-name="P10"><text:span text:style-name="T9">Irteera:</text:span><text:span text:style-name="T1"> zenbaki oso bat</text:span></text:p>
      <text:p text:style-name="P10"><text:span text:style-name="T9">Post:</text:span><text:span text:style-name="T1"> pantailatik &gt;=1 den balio bat inprimatuko da. Balio hor</text:span><text:span text:style-name="T4">i,</text:span><text:span text:style-name="T1"> sarrerako zenbakiaren </text:span><text:span text:style-name="T7">digitu bakoitien</text:span><text:span text:style-name="T1"> kopurua izan</text:span><text:span text:style-name="T4">g</text:span><text:span text:style-name="T1">o da. </text:span></text:p>
      <text:p text:style-name="P7"/>
      <text:p text:style-name="P32">2. Proba kasuak</text:p>
      <text:p text:style-name="P30"/>
      <text:p text:style-name="P30"/>
      <text:p text:style-name="P30"/>
      <text:p text:style-name="P30"/>
      <text:p text:style-name="P30"/>
      <text:p text:style-name="P30"/>
      <text:p text:style-name="P35">3. Algoritmoa</text:p>
      <text:p text:style-name="P32"/>
      <text:p text:style-name="P32"/>
      <text:p text:style-name="P32"/>
      <text:p text:style-name="P32"/>
      <text:p text:style-name="P32"/>
      <text:p text:style-name="P32"/>
      <text:p text:style-name="P32">4. Simulazioa</text:p>
      <text:p text:style-name="P24"/>
      <text:p text:style-name="P24"/>
      <text:p text:style-name="P24"/>
      <text:p text:style-name="P27"><text:s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list xml:id="list125902483499410" text:continue-numbering="true" text:style-name="WW8Num1">
        <text:list-item>
          <text:h text:style-name="P42" text:outline-level="1"><text:soft-page-break/><text:span text:style-name="T33"><text:s/></text:span><text:span text:style-name="T31">7. ariketa</text:span></text:h>
        </text:list-item>
      </text:list>
      <text:p text:style-name="P24"/>
      <text:p text:style-name="P24">Erabiltzaileari 1tez hasten den zenbaki bitar bat eskatu (<text:span text:style-name="T32">osoko</text:span> gisa gordeko dena). Kalkulatu zenbaki horren baliokide hamartarra. </text:p>
      <text:p text:style-name="P24"/>
      <text:p text:style-name="P4">1. Espezifikazioa</text:p>
      <text:p text:style-name="P5"><text:s/></text:p>
      <text:p text:style-name="P10"><text:span text:style-name="T9">Sarrera</text:span><text:span text:style-name="T1"> </text:span><text:span text:style-name="T9">:</text:span><text:span text:style-name="T1"> zenbaki bat</text:span></text:p>
      <text:p text:style-name="P10"><text:span text:style-name="T9">Aurre:</text:span><text:span text:style-name="T1"> 1z hasten den zenbaki bitar bat (hau da 0z eta 1z soilik osatua)</text:span></text:p>
      <text:p text:style-name="P6"/>
      <text:p text:style-name="P10"><text:span text:style-name="T9">Irteera:</text:span><text:span text:style-name="T1"> zenbaki oso bat</text:span></text:p>
      <text:p text:style-name="P11"><text:span text:style-name="T9">Post:</text:span><text:span text:style-name="T1"> Sarrerako zenbaki bitarraren balio hamartarra. </text:span><text:span text:style-name="T6">Gogoratu zenbaki bitarretan zifra bakoitzak bere pisua duela (zifra*</text:span><text:span text:style-name="T34"> 2</text:span><text:span text:style-name="T17">posizioa</text:span><text:span text:style-name="T34">). </text:span><text:span text:style-name="T1">Adibidea</text:span></text:p>
      <text:p text:style-name="P7"/>
      <text:p text:style-name="P10"><text:span text:style-name="T1">10010= 1*2</text:span><text:span text:style-name="T16">4</text:span><text:span text:style-name="T1">+0*2</text:span><text:span text:style-name="T16">3</text:span><text:span text:style-name="T1">+0*2</text:span><text:span text:style-name="T16">2</text:span><text:span text:style-name="T1">+1*2</text:span><text:span text:style-name="T16">1</text:span><text:span text:style-name="T1">+0*2</text:span><text:span text:style-name="T16">0</text:span><text:span text:style-name="T1">= 18</text:span></text:p>
      <text:p text:style-name="P10"><text:span text:style-name="T1">ADAz </text:span><text:span text:style-name="T5">berreketa</text:span><text:span text:style-name="T1">:<text:tab/><text:tab/>oinarria**exp</text:span></text:p>
      <text:p text:style-name="P10"><text:span text:style-name="T1">Python-ez </text:span><text:span text:style-name="T5">berreketa</text:span><text:span text:style-name="T1">:<text:tab/> oinarri</text:span><text:span text:style-name="T5">a</text:span><text:span text:style-name="T1">**exp</text:span></text:p>
      <text:p text:style-name="P9"/>
      <text:p text:style-name="P7"/>
      <text:p text:style-name="P32">2. Proba kasuak</text:p>
      <text:p text:style-name="P30"/>
      <text:p text:style-name="P30"/>
      <text:p text:style-name="P30"/>
      <text:p text:style-name="P30"/>
      <text:p text:style-name="P30"/>
      <text:p text:style-name="P35">3. Algoritmoa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>4. Simulazioa</text:p>
      <text:p text:style-name="P24"/>
      <text:p text:style-name="P24"/>
      <text:p text:style-name="P2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Helvetica Neue" svg:font-family="'Helvetica Neue', Helvetica, Arial, sans-serif"/>
    <style:font-face style:name="FreeSans1" svg:font-family="FreeSans" style:font-family-generic="swiss"/>
    <style:font-face style:name="Lohit Hindi" svg:font-family="'Lohit Hindi'" style:font-pitch="variable"/>
    <style:font-face style:name="Tahoma" svg:font-family="Tahoma" style:font-pitch="variable"/>
    <style:font-face style:name="WenQuanYi Micro Hei" svg:font-family="'WenQuanYi Micro Hei'" style:font-pitch="variable"/>
    <style:font-face style:name="Bookman" svg:font-family="Bookman, 'Bookman Old Style'" style:font-family-generic="roma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  <style:font-face style:name="TakaoPGothic" svg:font-family="TakaoPGothic, 'Arial Unicode M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u" fo:country="ES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Liberation Serif" fo:font-size="12pt" fo:language="eu" fo:country="ES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s" fo:country="ES" style:font-name-asian="Times New Roman" style:font-family-asian="'Times New Roman'" style:font-family-generic-asian="roman" style:font-pitch-asian="variable" style:font-size-asian="12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text-align="justify" style:justify-single-word="false"/>
      <style:text-properties fo:color="#ff0000"/>
    </style:style>
    <style:style style:name="List" style:family="paragraph" style:parent-style-name="Text_20_body" style:class="list">
      <style:text-properties style:font-name-complex="Lohit Hindi" style:font-family-complex="'Lohit Hindi'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" style:font-family-complex="'Lohit Hindi'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WW8Num1" style:class="text">
      <style:paragraph-properties fo:keep-with-next="always"/>
      <style:text-properties fo:font-weight="bold" style:font-weight-asian="bold" style:font-weight-complex="bold"/>
    </style:style>
    <style:style style:name="Heading_20_2" style:display-name="Heading 2" style:family="paragraph" style:parent-style-name="Standard" style:next-style-name="Standard" style:default-outline-level="2" style:list-style-name="WW8Num1" style:class="text">
      <style:paragraph-properties fo:text-align="center" style:justify-single-word="false" fo:keep-with-next="always"/>
      <style:text-properties fo:font-weight="bold" style:font-weight-asian="bold" style:font-weight-complex="bold"/>
    </style:style>
    <style:style style:name="Header" style:family="paragraph" style:parent-style-name="Standard" style:next-style-name="Text_20_body" style:class="extra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pitch-asian="variable" style:font-size-asian="14pt" style:font-name-complex="Lohit Hindi" style:font-family-complex="'Lohit Hindi'" style:font-pitch-complex="variable" style:font-size-complex="14pt"/>
    </style:style>
    <style:style style:name="Epígrafe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" style:font-family-complex="'Lohit Hindi'" style:font-pitch-complex="variable" style:font-size-complex="12pt" style:font-style-complex="italic"/>
    </style:style>
    <style:style style:name="Footnote" style:family="paragraph" style:parent-style-name="Standard" style:class="extra">
      <style:text-properties fo:font-size="10pt" style:font-size-asian="10pt" style:font-size-complex="10pt"/>
    </style:style>
    <style:style style:name="Text_20_body_20_indent" style:display-name="Text body indent" style:family="paragraph" style:parent-style-name="Standard" style:class="text">
      <style:paragraph-properties fo:margin-left="1.1252in" fo:margin-right="0in" fo:text-indent="-0.6335in" style:auto-text-indent="false"/>
      <style:text-properties fo:font-weight="bold" style:font-weight-asian="bold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rotema" style:family="paragraph" style:parent-style-name="Standard">
      <loext:graphic-properties draw:fill="solid" draw:fill-color="#e6e6e6" draw:opacity="100%"/>
      <style:paragraph-properties fo:margin-left="0.9846in" fo:margin-right="0.9846in" fo:text-indent="0.2756in" style:auto-text-indent="false" fo:background-color="#e6e6e6" fo:padding-left="0.0555in" fo:padding-right="0.0555in" fo:padding-top="0.0835in" fo:padding-bottom="0.0835in" fo:border="0.99pt solid #000000"/>
      <style:text-properties style:font-name="Bookman" fo:font-family="Bookman, 'Bookman Old Style'" style:font-family-generic="roman" style:font-pitch="variable" fo:font-size="10pt" style:font-size-asian="10pt" style:font-name-complex="Bookman" style:font-family-complex="Bookman, 'Bookman Old Style'" style:font-family-generic-complex="roman" style:font-pitch-complex="variable" style:font-size-complex="10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3z0" style:family="text"/>
    <style:style style:name="Fuente_20_de_20_párrafo_20_predeter." style:display-name="Fuente de párrafo predeter." style:family="text"/>
    <style:style style:name="Absatz-Standardschriftart" style:family="text"/>
    <style:style style:name="WW-Absatz-Standardschriftart" style:family="text"/>
    <style:style style:name="WW-Absatz-Standardschriftart1" style:family="text"/>
    <style:style style:name="WW-Fuente_20_de_20_párrafo_20_predeter." style:display-name="WW-Fuente de párrafo predeter." style:family="text"/>
    <style:style style:name="Footnote_20_Symbol" style:display-name="Footnote Symbol" style:family="text" style:parent-style-name="WW-Fuente_20_de_20_párrafo_20_predeter.">
      <style:text-properties style:text-position="super 58%"/>
    </style:style>
    <style:style style:name="Símbolo_20_de_20_nota_20_al_20_pie" style:display-name="Símbolo de nota al pie" style:family="text">
      <style:text-properties style:text-position="super 58%"/>
    </style:style>
    <style:style style:name="Endnote_20_Symbol" style:display-name="Endnote Symbol" style:family="text">
      <style:text-properties style:text-position="super 58%"/>
    </style:style>
    <style:style style:name="WW-Caracteres_20_de_20_nota_20_final" style:display-name="WW-Caracteres de nota final" style:family="text"/>
    <style:style style:name="WW-Símbolo_20_de_20_nota_20_al_20_pie" style:display-name="WW-Símbolo de nota al pie" style:family="text" style:parent-style-name="WW-Fuente_20_de_20_párrafo_20_predeter.">
      <style:text-properties style:text-position="super 58%"/>
    </style:style>
    <style:style style:name="Símbolo_20_de_20_nota_20_final" style:display-name="Símbolo de nota final" style:family="text">
      <style:text-properties style:text-position="super 58%"/>
    </style:style>
    <style:style style:name="Ref._20_de_20_nota_20_al_20_pie" style:display-name="Ref. de nota al pie" style:family="text">
      <style:text-properties style:text-position="super 58%"/>
    </style:style>
    <style:style style:name="Carácter_20_de_20_numeración" style:display-name="Carácter de numeración" style:family="text"/>
    <style:style style:name="Ref._20_de_20_nota_20_al_20_final" style:display-name="Ref. de nota al final" style:family="text">
      <style:text-properties style:text-position="super 58%"/>
    </style:style>
    <style:style style:name="Título_20_1_20_Car" style:display-name="Título 1 Car" style:family="text" style:parent-style-name="Fuente_20_de_20_párrafo_20_predeter.">
      <style:text-properties fo:font-size="12pt" fo:language="es" fo:country="ES" fo:font-weight="bold" style:font-size-asian="12pt" style:language-asian="zh" style:country-asian="CN" style:font-weight-asian="bold" style:font-size-complex="12pt" style:font-weight-complex="bold"/>
    </style:style>
    <style:style style:name="Título_20_2_20_Car" style:display-name="Título 2 Car" style:family="text" style:parent-style-name="Fuente_20_de_20_párrafo_20_predeter.">
      <style:text-properties fo:font-size="12pt" fo:language="es" fo:country="ES" fo:font-weight="bold" style:font-size-asian="12pt" style:language-asian="zh" style:country-asian="CN" style:font-weight-asian="bold" style:font-size-complex="12pt" style:font-weight-complex="bold"/>
    </style:style>
    <style:style style:name="Texto_20_nota_20_pie_20_Car" style:display-name="Texto nota pie Car" style:family="text" style:parent-style-name="Fuente_20_de_20_párrafo_20_predeter.">
      <style:text-properties fo:language="es" fo:country="ES" style:language-asian="zh" style:country-asian="CN"/>
    </style:style>
    <style:style style:name="Footnote_20_anchor" style:display-name="Footnote anchor" style:family="text">
      <style:text-properties style:text-position="super 58%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outline-level-style>
      <text:outline-level-style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outline-level-style>
      <text:outline-level-style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outline-level-style>
      <text:outline-level-style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outline-level-style>
      <text:outline-level-style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outline-level-style>
      <text:outline-level-style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0.7398in" fo:text-indent="-0.25in" fo:margin-left="0.7398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number text:level="1" text:style-name="WW8Num3z0" style:num-suffix=")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fo:margin-left="0.1256in" fo:margin-right="0.1256in" style:wrap="none" style:vertical-pos="from-top" style:vertical-rel="paragraph" style:horizontal-pos="from-left" style:horizontal-rel="paragraph" fo:background-color="#ffffff" style:background-transparency="0%" draw:fill="solid" draw:fill-color="#ffffff" draw:opacity="100%" fo:padding="0.0008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2681in" fo:page-height="11.6929in" style:num-format="1" style:print-orientation="portrait" fo:margin-top="0.9839in" fo:margin-bottom="0.9839in" fo:margin-left="1.1811in" fo:margin-right="0.5898in" style:writing-mode="lr-tb" style:layout-grid-color="#c0c0c0" style:layout-grid-lines="38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svg:height="0.8646in" fo:margin-left="0in" fo:margin-right="0in" fo:margin-bottom="0.1965in"/>
      </style:header-style>
      <style:footer-style/>
    </style:page-layout>
    <style:page-layout style:name="Mpm2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Header"><draw:frame draw:style-name="Mfr1" draw:name="Imagen1" text:anchor-type="paragraph" svg:x="0.1661in" svg:y="0.0319in" svg:width="0.8862in" svg:height="0.6362in" draw:z-index="6"><draw:image xlink:href="Pictures/10000000000000C8000000A0763080B1B9EA300D.jpg" xlink:type="simple" xlink:show="embed" xlink:actuate="onLoad"/></draw:frame><draw:frame draw:style-name="Mfr2" draw:name="Imagen2" text:anchor-type="char" svg:x="4.9646in" svg:y="-0.0311in" svg:width="1.802in" svg:height="0.548in" draw:z-index="13"><draw:image xlink:href="Pictures/2000000D00005AD900001BCD136A53A993044D0E.wmf" xlink:type="simple" xlink:show="embed" xlink:actuate="onLoad"/></draw:frame></text:p>
      </style:header>
    </style:master-page>
    <style:master-page style:name="HTML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LSI</meta:initial-creator>
    <meta:creation-date>2015-09-09T13:31:00</meta:creation-date>
    <dc:date>2018-09-20T12:58:46.192040231</dc:date>
    <meta:print-date>2006-10-18T09:49:00</meta:print-date>
    <meta:editing-cycles>20</meta:editing-cycles>
    <meta:editing-duration>PT1H11M6S</meta:editing-duration>
    <meta:generator>LibreOffice/5.1.6.2$Linux_X86_64 LibreOffice_project/10m0$Build-2</meta:generator>
    <meta:document-statistic meta:table-count="0" meta:image-count="2" meta:object-count="0" meta:page-count="7" meta:paragraph-count="78" meta:word-count="514" meta:character-count="3751" meta:non-whitespace-character-count="3275"/>
  </office:meta>
</office:document-meta>
</file>